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79CE1F323D2039E0.png" manifest:media-type="image/png"/>
  <manifest:file-entry manifest:full-path="Pictures/1000034B0000018D0000018D7A0674744208F51C.svg" manifest:media-type="image/svg+xml"/>
  <manifest:file-entry manifest:full-path="Pictures/100002000000000C0000000C356B97730EBE40A0.gif" manifest:media-type="image/gif"/>
  <manifest:file-entry manifest:full-path="Pictures/100002000000000C0000000C212D976C671C2793.gif" manifest:media-type="image/gi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049c0c" officeooo:paragraph-rsid="00049c0c" style:font-size-asian="20pt" style:font-size-complex="20pt"/>
    </style:style>
    <style:style style:name="P2" style:family="paragraph" style:parent-style-name="Standard">
      <style:text-properties style:font-name="Calibri" fo:font-size="20pt" officeooo:rsid="0008c232" officeooo:paragraph-rsid="0008c232" style:font-size-asian="20pt" style:font-size-complex="20pt"/>
    </style:style>
    <style:style style:name="P3" style:family="paragraph" style:parent-style-name="Standard">
      <style:text-properties style:font-name="Calibri" fo:font-size="20pt" officeooo:rsid="0008c232" officeooo:paragraph-rsid="0009d46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48pt" officeooo:rsid="0008c232" officeooo:paragraph-rsid="0008c232" style:font-size-asian="48pt" style:font-size-complex="48pt"/>
    </style:style>
    <style:style style:name="P5" style:family="paragraph" style:parent-style-name="Standard">
      <style:paragraph-properties fo:line-height="150%"/>
      <style:text-properties style:font-name="Calibri" fo:font-size="13pt" fo:font-weight="bold" officeooo:rsid="0009d462" officeooo:paragraph-rsid="0009d462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style:font-name="Calibri" fo:font-size="13pt" fo:font-weight="bold" officeooo:rsid="0030ac8d" officeooo:paragraph-rsid="0009d462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Calibri" officeooo:paragraph-rsid="0019ad50"/>
    </style:style>
    <style:style style:name="P8" style:family="paragraph" style:parent-style-name="Standard">
      <style:paragraph-properties fo:margin-top="0cm" fo:margin-bottom="0cm" style:contextual-spacing="false" fo:break-before="page"/>
      <style:text-properties style:font-name="Calibri" officeooo:paragraph-rsid="0019ad50"/>
    </style:style>
    <style:style style:name="P9" style:family="paragraph" style:parent-style-name="Text_20_body">
      <style:paragraph-properties fo:margin-top="0cm" fo:margin-bottom="0cm" style:contextual-spacing="false" fo:break-before="page"/>
      <style:text-properties style:font-name="Calibri" fo:font-size="16pt" officeooo:paragraph-rsid="000ecb5f" style:font-size-asian="16pt" style:font-size-complex="16pt"/>
    </style:style>
    <style:style style:name="P10" style:family="paragraph" style:parent-style-name="Text_20_body">
      <style:paragraph-properties fo:margin-top="0cm" fo:margin-bottom="0cm" style:contextual-spacing="false" fo:line-height="150%"/>
      <style:text-properties style:font-name="Calibri" fo:font-size="12pt" fo:font-weight="normal" officeooo:rsid="0018f550" officeooo:paragraph-rsid="0018f550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" fo:font-size="12pt" fo:font-weight="normal" officeooo:paragraph-rsid="001387c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50%"/>
      <style:text-properties style:font-name="Calibri" fo:font-size="12pt" fo:font-weight="normal" officeooo:rsid="0030ac8d" officeooo:paragraph-rsid="001387c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weight="bold" officeooo:paragraph-rsid="000ecb5f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" officeooo:paragraph-rsid="0019ad50"/>
    </style:style>
    <style:style style:name="P15" style:family="paragraph" style:parent-style-name="Text_20_body">
      <style:paragraph-properties fo:margin-top="0cm" fo:margin-bottom="0cm" style:contextual-spacing="false" fo:line-height="150%"/>
      <style:text-properties style:font-name="Calibri" fo:font-size="24pt" fo:font-weight="bold" officeooo:rsid="0019c0f9" officeooo:paragraph-rsid="0019ad50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paragraph-rsid="000ecb5f" style:font-size-asian="10pt" style:font-size-complex="10pt"/>
    </style:style>
    <style:style style:name="P17" style:family="paragraph" style:parent-style-name="Text_20_body">
      <style:text-properties style:font-name="Calibri" officeooo:paragraph-rsid="000c1b30"/>
    </style:style>
    <style:style style:name="P18" style:family="paragraph" style:parent-style-name="Text_20_body">
      <style:paragraph-properties fo:text-align="justify" style:justify-single-word="false"/>
      <style:text-properties style:font-name="Calibri" fo:font-size="12pt" fo:font-weight="normal" officeooo:paragraph-rsid="001387c9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Calibri" officeooo:paragraph-rsid="0019ad50"/>
    </style:style>
    <style:style style:name="P20" style:family="paragraph" style:parent-style-name="Heading_20_1">
      <style:text-properties style:font-name="Calibri" officeooo:paragraph-rsid="000ecb5f"/>
    </style:style>
    <style:style style:name="P21" style:family="paragraph" style:parent-style-name="Text_20_body">
      <style:paragraph-properties fo:text-align="justify" style:justify-single-word="false" fo:break-before="page"/>
      <style:text-properties style:font-name="Calibri" fo:font-size="12pt" fo:font-weight="normal" officeooo:paragraph-rsid="001387c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48pt" officeooo:rsid="001d79eb" officeooo:paragraph-rsid="001d79eb" style:font-size-asian="48pt" style:font-size-complex="48pt"/>
    </style:style>
    <style:style style:name="P23" style:family="paragraph" style:parent-style-name="Heading_20_2">
      <style:text-properties style:font-name="Calibri" fo:font-size="18pt" officeooo:rsid="0008c232" officeooo:paragraph-rsid="000c1b30" style:font-size-asian="20pt" style:font-size-complex="20pt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" fo:font-weight="bold" officeooo:paragraph-rsid="000ecb5f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style:font-name="Calibri" fo:font-weight="bold" officeooo:paragraph-rsid="000ecb5f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style:font-name="Calibri" fo:font-weight="bold" officeooo:paragraph-rsid="000ecb5f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style:font-name="Calibri" fo:font-weight="bold" officeooo:paragraph-rsid="000ecb5f"/>
    </style:style>
    <style:style style:name="P28" style:family="paragraph" style:parent-style-name="Text_20_body" style:list-style-name="L6">
      <style:paragraph-properties fo:margin-top="0cm" fo:margin-bottom="0cm" style:contextual-spacing="false"/>
      <style:text-properties style:font-name="Calibri" fo:font-weight="bold" officeooo:paragraph-rsid="000ecb5f"/>
    </style:style>
    <style:style style:name="P29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Calibri" fo:font-weight="normal" officeooo:rsid="000ecb5f" officeooo:paragraph-rsid="000ecb5f" style:font-weight-asian="normal" style:font-weight-complex="normal"/>
    </style:style>
    <style:style style:name="P30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Calibri" fo:font-weight="normal" officeooo:rsid="000ecb5f" officeooo:paragraph-rsid="0010a06b" style:font-weight-asian="normal" style:font-weight-complex="normal"/>
    </style:style>
    <style:style style:name="P31" style:family="paragraph" style:parent-style-name="Text_20_body" style:list-style-name="L7">
      <style:paragraph-properties fo:margin-top="0cm" fo:margin-bottom="0cm" style:contextual-spacing="false" fo:line-height="115%"/>
      <style:text-properties style:font-name="Calibri" fo:font-size="13pt" fo:font-weight="bold" officeooo:rsid="0030ac8d" officeooo:paragraph-rsid="000ecb5f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50%"/>
      <style:text-properties style:font-name="Calibri" fo:font-size="10pt" fo:font-weight="bold" officeooo:rsid="0030ac8d" officeooo:paragraph-rsid="000ecb5f" style:font-size-asian="10pt" style:font-weight-asian="bold" style:font-size-complex="10pt" style:font-weight-complex="bold"/>
    </style:style>
    <style:style style:name="P33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  <style:text-properties style:font-name="Calibri" fo:font-size="12pt" fo:font-weight="normal" officeooo:rsid="001202bb" officeooo:paragraph-rsid="001202bb" style:font-size-asian="12pt" style:font-weight-asian="normal" style:font-size-complex="12pt" style:font-weight-complex="normal"/>
    </style:style>
    <style:style style:name="P34" style:family="paragraph" style:parent-style-name="Text_20_body" style:list-style-name="L9">
      <style:paragraph-properties fo:margin-top="0cm" fo:margin-bottom="0cm" style:contextual-spacing="false"/>
      <style:text-properties style:font-name="Calibri" fo:font-size="12pt" fo:font-weight="normal" officeooo:paragraph-rsid="0015b546" style:font-size-asian="12pt" style:font-weight-asian="normal" style:font-size-complex="12pt" style:font-weight-complex="normal"/>
    </style:style>
    <style:style style:name="P35" style:family="paragraph" style:parent-style-name="Text_20_body" style:list-style-name="L9">
      <style:paragraph-properties fo:margin-top="0cm" fo:margin-bottom="0cm" style:contextual-spacing="false"/>
      <style:text-properties style:font-name="Calibri" fo:font-size="12pt" fo:font-weight="normal" officeooo:rsid="00170558" officeooo:paragraph-rsid="00170558" style:font-size-asian="12pt" style:font-weight-asian="normal" style:font-size-complex="12pt" style:font-weight-complex="normal"/>
    </style:style>
    <style:style style:name="P36" style:family="paragraph" style:parent-style-name="Text_20_body" style:list-style-name="L8">
      <style:paragraph-properties fo:margin-top="0cm" fo:margin-bottom="0cm" style:contextual-spacing="false"/>
      <style:text-properties style:font-name="Calibri" fo:font-size="12pt" fo:font-weight="normal" officeooo:paragraph-rsid="001387c9" style:font-size-asian="12pt" style:font-weight-asian="normal" style:font-size-complex="12pt" style:font-weight-complex="normal"/>
    </style:style>
    <style:style style:name="P37" style:family="paragraph" style:parent-style-name="Text_20_body" style:list-style-name="L10">
      <style:paragraph-properties fo:margin-top="0cm" fo:margin-bottom="0cm" style:contextual-spacing="false"/>
      <style:text-properties style:font-name="Calibri" fo:font-size="12pt" fo:font-weight="normal" officeooo:rsid="0017c042" officeooo:paragraph-rsid="0017c042" style:font-size-asian="12pt" style:font-weight-asian="normal" style:font-size-complex="12pt" style:font-weight-complex="normal"/>
    </style:style>
    <style:style style:name="P38" style:family="paragraph" style:parent-style-name="Text_20_body" style:list-style-name="L10">
      <style:paragraph-properties fo:margin-top="0cm" fo:margin-bottom="0cm" style:contextual-spacing="false"/>
      <style:text-properties style:font-name="Calibri" fo:font-size="12pt" fo:font-weight="normal" officeooo:paragraph-rsid="0017c042" style:font-size-asian="12pt" style:font-weight-asian="normal" style:font-size-complex="12pt" style:font-weight-complex="normal"/>
    </style:style>
    <style:style style:name="P39" style:family="paragraph" style:parent-style-name="Text_20_body" style:list-style-name="L10">
      <style:paragraph-properties fo:margin-top="0cm" fo:margin-bottom="0cm" style:contextual-spacing="false"/>
      <style:text-properties style:font-name="Calibri" fo:font-size="12pt" fo:font-weight="normal" officeooo:rsid="0018f550" officeooo:paragraph-rsid="0018f550" style:font-size-asian="12pt" style:font-weight-asian="normal" style:font-size-complex="12pt" style:font-weight-complex="normal"/>
    </style:style>
    <style:style style:name="P40" style:family="paragraph" style:parent-style-name="Text_20_body" style:list-style-name="L11">
      <style:paragraph-properties fo:margin-top="0cm" fo:margin-bottom="0cm" style:contextual-spacing="false" fo:line-height="150%"/>
      <style:text-properties style:font-name="Calibri" fo:font-size="12pt" fo:font-weight="normal" officeooo:rsid="0018f550" officeooo:paragraph-rsid="0018f550" style:font-size-asian="12pt" style:font-weight-asian="normal" style:font-size-complex="12pt" style:font-weight-complex="normal"/>
    </style:style>
    <style:style style:name="P41" style:family="paragraph" style:parent-style-name="Text_20_body" style:list-style-name="L8">
      <style:paragraph-properties fo:margin-top="0cm" fo:margin-bottom="0cm" style:contextual-spacing="false" fo:line-height="150%"/>
      <style:text-properties style:font-name="Calibri" fo:font-size="12pt" fo:font-weight="normal" officeooo:rsid="0030ac8d" officeooo:paragraph-rsid="001387c9" style:font-size-asian="12pt" style:font-weight-asian="normal" style:font-size-complex="12pt" style:font-weight-complex="normal"/>
    </style:style>
    <style:style style:name="P42" style:family="paragraph" style:parent-style-name="Text_20_body" style:list-style-name="L11">
      <style:paragraph-properties fo:margin-top="0cm" fo:margin-bottom="0cm" style:contextual-spacing="false" fo:line-height="150%"/>
      <style:text-properties style:font-name="Calibri" fo:font-size="12pt" fo:font-weight="normal" officeooo:rsid="001ccd86" officeooo:paragraph-rsid="001ccd86" style:font-size-asian="12pt" style:font-weight-asian="normal" style:font-size-complex="12pt" style:font-weight-complex="normal"/>
    </style:style>
    <style:style style:name="P43" style:family="paragraph" style:parent-style-name="Text_20_body" style:list-style-name="L8">
      <style:paragraph-properties fo:margin-top="0cm" fo:margin-bottom="0cm" style:contextual-spacing="false"/>
      <style:text-properties style:font-name="Calibri" fo:font-size="12pt" fo:font-weight="bold" officeooo:paragraph-rsid="001387c9" style:font-size-asian="12pt" style:font-weight-asian="bold" style:font-size-complex="12pt" style:font-weight-complex="bold"/>
    </style:style>
    <style:style style:name="P44" style:family="paragraph" style:parent-style-name="Text_20_body" style:list-style-name="L12">
      <style:paragraph-properties fo:margin-top="0cm" fo:margin-bottom="0cm" style:contextual-spacing="false"/>
      <style:text-properties style:font-name="Calibri" officeooo:paragraph-rsid="0019ad50"/>
    </style:style>
    <style:style style:name="P45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0ecb5f"/>
    </style:style>
    <style:style style:name="P46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10a06b"/>
    </style:style>
    <style:style style:name="P47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rsid="001a0d49" officeooo:paragraph-rsid="001a0d49"/>
    </style:style>
    <style:style style:name="P48" style:family="paragraph" style:parent-style-name="Text_20_body" style:list-style-name="L10">
      <style:paragraph-properties fo:margin-top="0cm" fo:margin-bottom="0cm" style:contextual-spacing="false"/>
      <style:text-properties officeooo:paragraph-rsid="0017c042"/>
    </style:style>
    <style:style style:name="P49" style:family="paragraph" style:parent-style-name="Text_20_body" style:list-style-name="L11">
      <style:paragraph-properties fo:margin-top="0cm" fo:margin-bottom="0cm" style:contextual-spacing="false" fo:line-height="150%"/>
      <style:text-properties officeooo:paragraph-rsid="001ccd86"/>
    </style:style>
    <style:style style:name="T1" style:family="text">
      <style:text-properties officeooo:rsid="0009d462"/>
    </style:style>
    <style:style style:name="T2" style:family="text">
      <style:text-properties officeooo:rsid="0031779f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weight="normal" officeooo:rsid="000ecb5f" style:font-weight-asian="normal" style:font-weight-complex="normal"/>
    </style:style>
    <style:style style:name="T5" style:family="text">
      <style:text-properties style:font-name="Calibri" fo:font-weight="normal" officeooo:rsid="0010a06b" style:font-weight-asian="normal" style:font-weight-complex="normal"/>
    </style:style>
    <style:style style:name="T6" style:family="text">
      <style:text-properties style:font-name="Calibri" fo:font-weight="normal" officeooo:rsid="001202bb" style:font-weight-asian="normal" style:font-weight-complex="normal"/>
    </style:style>
    <style:style style:name="T7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normal" officeooo:rsid="0018f550" style:font-size-asian="12pt" style:font-weight-asian="normal" style:font-size-complex="12pt" style:font-weight-complex="normal"/>
    </style:style>
    <style:style style:name="T9" style:family="text">
      <style:text-properties style:font-name="Calibri" fo:font-size="12pt" fo:font-weight="normal" officeooo:rsid="001ccd86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fo:font-weight="normal" officeooo:rsid="0017c042" style:font-size-asian="12pt" style:font-weight-asian="normal" style:font-size-complex="12pt" style:font-weight-complex="normal"/>
    </style:style>
    <style:style style:name="T11" style:family="text">
      <style:text-properties officeooo:rsid="0010a06b"/>
    </style:style>
    <style:style style:name="T12" style:family="text">
      <style:text-properties officeooo:rsid="001387c9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387c9" style:font-size-asian="16pt" style:font-size-complex="16pt"/>
    </style:style>
    <style:style style:name="T15" style:family="text">
      <style:text-properties officeooo:rsid="0013d75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7c042"/>
    </style:style>
    <style:style style:name="T18" style:family="text">
      <style:text-properties officeooo:rsid="0018f55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image text:level="1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image text:level="1" xlink:href="Pictures/1000034B0000018D0000018D7A0674744208F51C.svg" xlink:type="simple" xlink:show="embed" xlink:actuate="onLoad">
        <style:list-level-properties text:space-before="0.748cm" text:min-label-width="0.499cm" style:vertical-pos="middle" style:vertical-rel="line" fo:width="0.397cm" fo:height="0.397cm"/>
      </text:list-level-style-image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image text:level="1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10">
      <text:list-level-style-image text:level="1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11">
      <text:list-level-style-image text:level="1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2000000000C0000000C212D976C671C2793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/>
      <text:p text:style-name="P22">Design Digital</text:p>
      <text:p text:style-name="P2"/>
      <text:p text:style-name="P2"/>
      <text:p text:style-name="P2">Etapa:</text:p>
      <text:p text:style-name="P2"/>
      <text:h text:style-name="P20" text:outline-level="1">Entrega do projeto - UX Larissa</text:h>
      <text:p text:style-name="P17"/>
      <text:h text:style-name="P23" text:outline-level="2"/>
      <text:p text:style-name="P3"/>
      <text:p text:style-name="P3"/>
      <text:p text:style-name="P5"><text:tab/>Matéria: <text:tab/>Design Digital</text:p>
      <text:p text:style-name="P5"><text:tab/>Docente: <text:tab/>Larissa Pavarini da Luz</text:p>
      <text:p text:style-name="P6"><text:tab/>Curso:<text:tab/><text:tab/> DSM – Desenvolvimento de Software Multiplataforma</text:p>
      <text:p text:style-name="P6"><text:tab/><text:span text:style-name="T2">Faculdade:<text:tab/></text:span>FATEC 130 – “Estudante Ra<text:span text:style-name="T2">fael Almeida Camarinha” – </text:span>Marília <text:span text:style-name="T2">(SP)</text:span></text:p>
      <text:p text:style-name="P6"/>
      <text:p text:style-name="P6"><text:span text:style-name="T2"><text:tab/>Aluno</text:span><text:span text:style-name="T1">s</text:span><text:span text:style-name="T2">:<text:tab/></text:span><text:span text:style-name="T1">Anna Carla Berbel</text:span></text:p>
      <text:p text:style-name="P6"><text:tab/><text:tab/><text:tab/>Carlos Alberto Furlan</text:p>
      <text:p text:style-name="P6"><text:tab/><text:tab/><text:tab/>João Guilherme Buriola de Freitas</text:p>
      <text:p text:style-name="P6"/>
      <text:p text:style-name="P6"/>
      <text:p text:style-name="P6"/>
      <text:p text:style-name="P6"/>
      <text:p text:style-name="P6"/>
      <text:p text:style-name="P9">Baseado na fase de Design Thinking, responda as seguintes questões:</text:p>
      <text:p text:style-name="P13"/>
      <text:list xml:id="list754998858" text:style-name="L1">
        <text:list-item>
          <text:p text:style-name="P24">Para quem estamos projetando? </text:p>
        </text:list-item>
      </text:list>
      <text:p text:style-name="P16"/>
      <text:list xml:id="list2771545919" text:style-name="L2">
        <text:list-item>
          <text:p text:style-name="P29">Este site está sendo projetado para atender lojistas e consumidores na busca por produtos de jardinagem, manutenção de jardins, flores e afins.</text:p>
        </text:list-item>
      </text:list>
      <text:p text:style-name="P13"/>
      <text:list xml:id="list1152389313" text:style-name="L3">
        <text:list-item>
          <text:p text:style-name="P25">O que queremos resolver? </text:p>
        </text:list-item>
      </text:list>
      <text:p text:style-name="P16"/>
      <text:list xml:id="list111116662469356" text:continue-list="list2771545919" text:style-name="L2">
        <text:list-item>
          <text:p text:style-name="P45"><text:span text:style-name="T4">Em pesquisa realizada pela internet, notamos a pouca disponibilidade de sites e páginas com informações relevantes aos produtos e serviços disponíveis nas lojas que atuam no ramo de jardinagem, fornecimento de plantas ornamentais e frutíferas, mudas das mais variadas espécies de plantas </text:span><text:span text:style-name="T5">para implantação de jardins</text:span><text:span text:style-name="T4">.</text:span></text:p>
        </text:list-item>
        <text:list-item>
          <text:p text:style-name="P47"><text:span text:style-name="T4">N</text:span><text:span text:style-name="T3">um primeiro momento pretendemos mapear em qual rede social e/ou site próprio que cada lojista/fornecedor possui na rede, aplicando os links necessários para o direcionamento às páginas dos mesmos.</text:span></text:p>
        </text:list-item>
      </text:list>
      <text:p text:style-name="P13"/>
      <text:list xml:id="list3958757163" text:style-name="L4">
        <text:list-item>
          <text:p text:style-name="P26">Quais são os resultados desejados ao final do projeto? </text:p>
        </text:list-item>
      </text:list>
      <text:p text:style-name="P16"/>
      <text:list xml:id="list111116825502087" text:continue-list="list111116662469356" text:style-name="L2">
        <text:list-item>
          <text:p text:style-name="P46"><text:span text:style-name="T4">Es</text:span><text:span text:style-name="T5">peramos atingir uma ampla gama de potenciais clientes que vão desde paisagistas, jardineiros, pessoas comuns que têm em suas casas plantas e jardins de pequeno porte, que ao se depararem com as opções de lojas para aquisições de produtos de seus interesses tenham facilitado a sua busca, otimizando o tempo de procura e visualizando quais produtos podem estar disponíveis nas lojas</text:span><text:span text:style-name="T4">.</text:span></text:p>
        </text:list-item>
      </text:list>
      <text:p text:style-name="P13"/>
      <text:list xml:id="list1314543571" text:style-name="L5">
        <text:list-item>
          <text:p text:style-name="P27">Quais são as áreas envolvidas? </text:p>
        </text:list-item>
      </text:list>
      <text:p text:style-name="P16"/>
      <text:list xml:id="list111116807064912" text:continue-list="list111116825502087" text:style-name="L2">
        <text:list-item>
          <text:p text:style-name="P30"><text:span text:style-name="T11">Para este projeto esperamos envolver numa primeira fase apenas a equipe de desenvolvimento dos estudantes do curso DSM (Desenvolvimento de Sistemas Multiplataformas) da FATEC Marília</text:span>.</text:p>
        </text:list-item>
      </text:list>
      <text:p text:style-name="P13"/>
      <text:list xml:id="list3732134442" text:style-name="L6">
        <text:list-item>
          <text:p text:style-name="P28">Qual é expectativa de cada área? </text:p>
        </text:list-item>
      </text:list>
      <text:p text:style-name="P16"/>
      <text:list xml:id="list111116978750119" text:continue-list="list111116807064912" text:style-name="L2">
        <text:list-item>
          <text:p text:style-name="P46"><text:span text:style-name="T5">Nossa expectativa é o aprendizado, utilizando as técnicas </text:span><text:span text:style-name="T6">e o conhecimento que nos é passado durante as aulas diárias do curso, elevando, com isso, nossa experiência profissional com vistas à construção de uma carreira sólida</text:span><text:span text:style-name="T4">.</text:span></text:p>
        </text:list-item>
      </text:list>
      <text:p text:style-name="P13"/>
      <text:list xml:id="list2120870536" text:style-name="L7">
        <text:list-item>
          <text:p text:style-name="P31">Quem serão os responsáveis por conduzir o projeto no dia a dia?</text:p>
        </text:list-item>
      </text:list>
      <text:p text:style-name="P32"/>
      <text:list xml:id="list111117272784748" text:continue-list="list111116978750119" text:style-name="L2">
        <text:list-item>
          <text:p text:style-name="P33">Num primeiro momento, os próprios alunos que compõe a equipe de desenvolvimento serão os responsáveis pela condução e manutenção do projeto.</text:p>
        </text:list-item>
      </text:list>
      <text:p text:style-name="P21"><text:span text:style-name="T14">A</text:span><text:span text:style-name="T13">presente os questionários que serão disponibilizados para as futuras entrevistas, como apresentado na aula:</text:span></text:p>
      <text:p text:style-name="P18"/>
      <text:list xml:id="list3174348265" text:style-name="L8">
        <text:list-item>
          <text:p text:style-name="P43"><text:span text:style-name="T12"><text:s/>Questionário para e</text:span>ntrevistas com stakeholders <text:span text:style-name="T15">(envolvidos)</text:span>;</text:p>
        </text:list-item>
      </text:list>
      <text:p text:style-name="P11"/>
      <text:list xml:id="list1128146031" text:style-name="L9">
        <text:list-item>
          <text:p text:style-name="P34">O que você está procurando nessa plataforma?</text:p>
        </text:list-item>
        <text:list-item>
          <text:p text:style-name="P35">Você acredita que vai resolver as necessidades do seu cliente/usuário?</text:p>
        </text:list-item>
        <text:list-item>
          <text:p text:style-name="P34">Quando ou onde você imagina alguém a usando?</text:p>
        </text:list-item>
        <text:list-item>
          <text:p text:style-name="P34">O que você espera ao utilizar a plataforma?</text:p>
        </text:list-item>
        <text:list-item>
          <text:p text:style-name="P34">Me diga o que você está pensando sobre a plataforma e como ela te ajudaria</text:p>
        </text:list-item>
        <text:list-item>
          <text:p text:style-name="P34">Espera ganhar algo com a plataforma?</text:p>
        </text:list-item>
        <text:list-item>
          <text:p text:style-name="P34">Acha que a praticidade de uso deveria ser prioritária ao visual?</text:p>
        </text:list-item>
      </text:list>
      <text:p text:style-name="P11"/>
      <text:list xml:id="list111117824285039" text:continue-list="list3174348265" text:style-name="L8">
        <text:list-item>
          <text:p text:style-name="P36"><text:s/><text:span text:style-name="T16">Entrevistas com os usuários;</text:span></text:p>
        </text:list-item>
      </text:list>
      <text:p text:style-name="P11"/>
      <text:list xml:id="list73613964" text:style-name="L10">
        <text:list-item>
          <text:p text:style-name="P37">Como você faz atualmente para buscar por produtos para jardim?</text:p>
        </text:list-item>
        <text:list-item>
          <text:p text:style-name="P48"><text:span text:style-name="T10">Você utiliza a internet para buscar produtos para jardinagem</text:span><text:span text:style-name="T7">?</text:span></text:p>
        </text:list-item>
        <text:list-item>
          <text:p text:style-name="P38">Quais são alguns dos sites que você <text:span text:style-name="T17">utiliza</text:span>?</text:p>
        </text:list-item>
        <text:list-item>
          <text:p text:style-name="P37">O que você espera encontrar numa página de internet sobre plantas e jardins?</text:p>
        </text:list-item>
        <text:list-item>
          <text:p text:style-name="P37">Da última vez que você precisou, como você adquiriu itens para jardinagem? </text:p>
        </text:list-item>
        <text:list-item>
          <text:p text:style-name="P39">Com que frequência você busca por produtos para jardinagem / paisagismo?</text:p>
        </text:list-item>
      </text:list>
      <text:p text:style-name="P11"/>
      <text:list xml:id="list111118328101680" text:continue-list="list111117824285039" text:style-name="L8">
        <text:list-item>
          <text:p text:style-name="P41">Criação de personas</text:p>
        </text:list-item>
      </text:list>
      <text:p text:style-name="P12"/>
      <text:list xml:id="list3934628790" text:style-name="L11">
        <text:list-item>
          <text:p text:style-name="P40">Cássia, paisagista</text:p>
          <text:list>
            <text:list-item>
              <text:p text:style-name="P40">Projeta, adquiri materiais e faz a implantação dos projetos</text:p>
            </text:list-item>
          </text:list>
        </text:list-item>
        <text:list-item>
          <text:p text:style-name="P49"><text:span text:style-name="T9">Pedro / Débora</text:span><text:span text:style-name="T8">, </text:span><text:span text:style-name="T9">proprietário de loja</text:span></text:p>
          <text:list>
            <text:list-item>
              <text:p text:style-name="P42"><text:span text:style-name="T18">P</text:span>roduz e fornece plantas e insumos para jardinagem</text:p>
            </text:list-item>
          </text:list>
        </text:list-item>
        <text:list-item>
          <text:p text:style-name="P40">Silvio, jardineiro</text:p>
          <text:list>
            <text:list-item>
              <text:p text:style-name="P40">Executa trabalhos de manutenção e implantação de jardins.</text:p>
            </text:list-item>
          </text:list>
        </text:list-item>
        <text:list-item>
          <text:p text:style-name="P40">Jailda, cuida do próprio jardim</text:p>
          <text:list>
            <text:list-item>
              <text:p text:style-name="P40">Dona de casa, aposentada, que cuida das próprias plantas e esporádicamente utiliza <text:s/>os serviços de jardineiro.</text:p>
            </text:list-item>
          </text:list>
        </text:list-item>
      </text:list>
      <text:p text:style-name="P10"/>
      <text:p text:style-name="P7"/>
      <text:p text:style-name="P8">Teremos a visão do produto e/ou serviço gerando duas informações bases:</text:p>
      <text:p text:style-name="P7"/>
      <text:p text:style-name="P19">      DESENHO DE INTERFACES </text:p>
      <text:list xml:id="list657725196" text:style-name="L12">
        <text:list-item>
          <text:p text:style-name="P44">Wireframes</text:p>
        </text:list-item>
      </text:list>
      <text:p text:style-name="P14"/>
      <text:list xml:id="list111118551315487" text:continue-numbering="true" text:style-name="L12">
        <text:list-item>
          <text:p text:style-name="P44">Visual Design</text:p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3.501cm" svg:y="-1.376cm" svg:width="9.999cm" svg:height="1.998cm" draw:z-index="3"><draw:image xlink:href="Pictures/100002010000049D000000EC79CE1F323D2039E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11:15:21.133000000</meta:creation-date>
    <dc:date>2024-04-25T11:11:16.278000000</dc:date>
    <meta:editing-duration>P3DT1H6M51S</meta:editing-duration>
    <meta:editing-cycles>18</meta:editing-cycles>
    <meta:generator>LibreOffice/7.0.1.2$Windows_X86_64 LibreOffice_project/7cbcfc562f6eb6708b5ff7d7397325de9e764452</meta:generator>
    <meta:print-date>2024-04-10T19:10:53.380000000</meta:print-date>
    <meta:document-statistic meta:table-count="0" meta:image-count="1" meta:object-count="0" meta:page-count="4" meta:paragraph-count="53" meta:word-count="600" meta:character-count="3745" meta:non-whitespace-character-count="3203"/>
  </office:meta>
</office:document-meta>
</file>